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627d1" officeooo:paragraph-rsid="001627d1"/>
    </style:style>
    <style:style style:name="T1" style:family="text">
      <style:text-properties officeooo:rsid="001627d1"/>
    </style:style>
    <style:style style:name="T2" style:family="text">
      <style:text-properties officeooo:rsid="001673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text:span text:style-name="T1">B</text:span>eaver Investigation for our Work with Seagate</text:h>
      <text:p text:style-name="P1">DBeaver is a tool for connecting to, querying, and managing various databases. It is an open-source application with commercial support. I’m guessing Seagate would be using either the commerical “Enterprise” or “Cloud” version. We <text:span text:style-name="T2">(NIST, Northeastern)</text:span> would probably use DBeaver in the short term to access data for analysis, creating CSV files <text:span text:style-name="T2">(</text:span>or similar<text:span text:style-name="T2">)</text:span> to read into Python applications (or similar). For long-term use, when we are implementing a <text:span text:style-name="T2">production </text:span>solution for Seagate, I’m guessing that we’d skip DBeaver and go straight to <text:span text:style-name="T2">running against the DBs using the DBs native SQL interface (or similar). Anyway, you guys will have to work out those details with Seagate. I think it makes sense to have people doing consulting-like work to start with DBeaver because it is capable of giving us read permission across many DBs without the hassle of dealing with permissions and encryption...or at least that’s the way it appears; I’m just learning it tod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Denno</meta:initial-creator>
    <meta:creation-date>2025-10-14T13:31:09.588399379</meta:creation-date>
    <dc:date>2025-10-14T13:56:21.607244832</dc:date>
    <dc:creator>Peter Denno</dc:creator>
    <meta:editing-duration>PT1M36S</meta:editing-duration>
    <meta:editing-cycles>1</meta:editing-cycles>
    <meta:document-statistic meta:table-count="0" meta:image-count="0" meta:object-count="0" meta:page-count="1" meta:paragraph-count="2" meta:word-count="162" meta:character-count="1010" meta:non-whitespace-character-count="850"/>
    <meta:generator>LibreOffice/24.2.7.2$Linux_X86_64 LibreOffice_project/420$Build-2</meta:generator>
  </office:meta>
</office:document-meta>
</file>